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A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9868359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Q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07436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LBERTO BUSTINZA QUIROZ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963116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GILMAR DIAZ RAM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3085819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3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3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01:23:0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